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text-underline-style="solid" style:text-underline-width="auto" style:text-underline-color="font-color" fo:font-weight="normal" style:font-weight-asian="normal" style:font-weight-complex="normal"/>
    </style:style>
    <style:style style:name="P2" style:family="paragraph" style:parent-style-name="Heading_20_1">
      <style:text-properties style:text-underline-style="solid" style:text-underline-width="auto" style:text-underline-color="font-color" fo:font-weight="normal" officeooo:paragraph-rsid="000797ab" style:font-weight-asian="normal" style:font-weight-complex="normal"/>
    </style:style>
    <style:style style:name="P3" style:family="paragraph" style:parent-style-name="Heading_20_1">
      <style:text-properties style:text-underline-style="solid" style:text-underline-width="auto" style:text-underline-color="font-color" fo:font-weight="normal" officeooo:rsid="000a645d" officeooo:paragraph-rsid="000a645d" style:font-weight-asian="normal" style:font-weight-complex="normal"/>
    </style:style>
    <style:style style:name="P4" style:family="paragraph" style:parent-style-name="Heading_20_1">
      <style:text-properties style:text-underline-style="solid" style:text-underline-width="auto" style:text-underline-color="font-color" fo:font-weight="normal" officeooo:rsid="000b7f3e" officeooo:paragraph-rsid="000b7f3e" style:font-weight-asian="normal" style:font-weight-complex="normal"/>
    </style:style>
    <style:style style:name="P5" style:family="paragraph" style:parent-style-name="Heading_20_1">
      <style:text-properties style:text-underline-style="solid" style:text-underline-width="auto" style:text-underline-color="font-color" fo:font-weight="normal" officeooo:rsid="000d8c9b" officeooo:paragraph-rsid="000d8c9b" style:font-weight-asian="normal" style:font-weight-complex="normal"/>
    </style:style>
    <style:style style:name="P6" style:family="paragraph" style:parent-style-name="Heading_20_1">
      <style:text-properties officeooo:paragraph-rsid="000d8c9b"/>
    </style:style>
    <style:style style:name="P7" style:family="paragraph" style:parent-style-name="Heading_20_1">
      <style:text-properties officeooo:rsid="000f0042" officeooo:paragraph-rsid="000f0042"/>
    </style:style>
    <style:style style:name="P8" style:family="paragraph" style:parent-style-name="Text_20_body">
      <style:text-properties officeooo:paragraph-rsid="000797ab"/>
    </style:style>
    <style:style style:name="P9" style:family="paragraph" style:parent-style-name="Text_20_body">
      <style:text-properties style:text-underline-style="none" officeooo:paragraph-rsid="00090431"/>
    </style:style>
    <style:style style:name="P10" style:family="paragraph" style:parent-style-name="Text_20_body">
      <style:text-properties style:text-underline-style="none" officeooo:paragraph-rsid="000a645d"/>
    </style:style>
    <style:style style:name="P11" style:family="paragraph" style:parent-style-name="Text_20_body">
      <style:text-properties style:text-underline-style="none" officeooo:rsid="000a645d" officeooo:paragraph-rsid="000a645d"/>
    </style:style>
    <style:style style:name="P12" style:family="paragraph" style:parent-style-name="Text_20_body">
      <style:text-properties style:text-underline-style="none" officeooo:rsid="000b7f3e" officeooo:paragraph-rsid="000d8c9b"/>
    </style:style>
    <style:style style:name="P13" style:family="paragraph" style:parent-style-name="Text_20_body">
      <style:text-properties style:text-underline-style="none" officeooo:rsid="000d8c9b" officeooo:paragraph-rsid="000d8c9b"/>
    </style:style>
    <style:style style:name="P14" style:family="paragraph" style:parent-style-name="Text_20_body">
      <style:text-properties officeooo:rsid="000d8c9b" officeooo:paragraph-rsid="000d8c9b"/>
    </style:style>
    <style:style style:name="P15" style:family="paragraph" style:parent-style-name="Text_20_body">
      <style:text-properties officeooo:rsid="000f0042" officeooo:paragraph-rsid="000f0042"/>
    </style:style>
    <style:style style:name="P16" style:family="paragraph" style:parent-style-name="Title">
      <style:text-properties officeooo:rsid="000797ab" officeooo:paragraph-rsid="000797ab"/>
    </style:style>
    <style:style style:name="T1" style:family="text">
      <style:text-properties officeooo:rsid="000797ab"/>
    </style:style>
    <style:style style:name="T2" style:family="text">
      <style:text-properties style:text-underline-style="solid" style:text-underline-width="auto" style:text-underline-color="font-color" fo:font-weight="normal" officeooo:rsid="000d8c9b"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090431" style:font-weight-asian="normal" style:font-weight-complex="normal"/>
    </style:style>
    <style:style style:name="T5" style:family="text">
      <style:text-properties fo:font-weight="normal" officeooo:rsid="000a645d" style:font-weight-asian="normal" style:font-weight-complex="normal"/>
    </style:style>
    <style:style style:name="T6" style:family="text">
      <style:text-properties fo:font-weight="normal" officeooo:rsid="000b0e80" style:font-weight-asian="normal" style:font-weight-complex="normal"/>
    </style:style>
    <style:style style:name="T7" style:family="text">
      <style:text-properties fo:font-weight="normal" officeooo:rsid="000cf7f9" style:font-weight-asian="normal" style:font-weight-complex="normal"/>
    </style:style>
    <style:style style:name="T8" style:family="text">
      <style:text-properties fo:font-weight="normal" officeooo:rsid="000d8c9b" style:font-weight-asian="normal" style:font-weight-complex="normal"/>
    </style:style>
    <style:style style:name="T9" style:family="text">
      <style:text-properties fo:font-weight="normal" officeooo:rsid="0010374a"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0797ab" style:font-weight-asian="normal" style:font-weight-complex="normal"/>
    </style:style>
    <style:style style:name="T12" style:family="text">
      <style:text-properties style:text-underline-style="none" fo:font-weight="normal" officeooo:rsid="0009043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Feature page of Reminiscor</text:p>
      <text:h text:style-name="P7" text:outline-level="1">description:</text:h>
      <text:p text:style-name="P15">Reminiscor was built for a user-friendly experience and this section highlights the capabilities of Reminiscor and what you can expect of it!</text:p>
      <text:h text:style-name="P2" text:outline-level="1"><text:span text:style-name="T1">It’s completely offline</text:span></text:h>
      <text:p text:style-name="P8"><text:span text:style-name="T11">Reminiscor is offline but not in an inconvenient way. It has a fully fledged backup import and export system. All backups are secure to store anywhere and can only be decrypted using the master password which generates a 32 byte key using PBKDF2 for AES </text:span><text:span text:style-name="T12">decryption of</text:span><text:span text:style-name="T11"> the top layer and enigma keys for the bottom layers are used to decrypt each entry. </text:span></text:p>
      <text:p text:style-name="P8"><text:span text:style-name="T11"><text:tab/>Reminiscor was built to be offline because it didn’t want to ask for the users trust in anyway. <text:s/>Being offline it proves that there is no one between you and your data and that you have full control.</text:span></text:p>
      <text:h text:style-name="P1" text:outline-level="1">What is encryption and how is it implemented here?</text:h>
      <text:p text:style-name="P9"><text:span text:style-name="T3">Encryption is the method to store data in a manner such that if it’s intercepted by an attacker, he/she cannot make any sense of </text:span><text:span text:style-name="T4">it. Ages have been spent finding methods to encrypt and decrypt data fast and efficiently. After a lot of improvisation the current best standard on the planet namely AES, abbreviated as the ‘Advanced Encryption Standard’ is what is widely used secure data in digital world.</text:span></text:p>
      <text:p text:style-name="P10"><text:span text:style-name="T4"><text:tab/>Reminiscor use</text:span><text:span text:style-name="T5">s</text:span><text:span text:style-name="T4"> 256-bit (length) keys for AES encryption and decryption and these keys are generated using PBKDF2. Each entry before being encrypted are encrypted by a polyalphabetic stream cipher system developed by the Germans during the second World War. Though the system was co</text:span><text:span text:style-name="T5">mprised due to it’s physical limitations now the algorithm is improved and provides an additional layer of security for the users. Each Enigma key consists of randomly generated plugboard keys, <text:s/>three randomly generated moving rotors that can increment after every letter is encrypted just like the original algorithm and finally reflector pairs which are also random. Following is an illustration of the layers of encryption.</text:span></text:p>
      <text:h text:style-name="P3" text:outline-level="1">Share Passwords with friends and family</text:h>
      <text:p text:style-name="P11"><text:span text:style-name="T3">Password entries can be shared among family members and friend circles using common passwords (you can save that common password in Reminiscor too :p). This functionality basically creates an encrypted file which can be given to anyone since it’s totally secure (encrypted) and also it can be decrypted only </text:span><text:span text:style-name="T6">by</text:span><text:span text:style-name="T3"> users who’</text:span><text:span text:style-name="T6">s</text:span><text:span text:style-name="T3"> usernames </text:span><text:span text:style-name="T6">were </text:span><text:span text:style-name="T3">entered by you</text:span><text:span text:style-name="T6"> while creating this file (refer documentation on how share passwords)</text:span><text:span text:style-name="T3">. </text:span></text:p>
      <text:h text:style-name="P4" text:outline-level="1"><text:soft-page-break/>Password Generator</text:h>
      <text:p text:style-name="P12"><text:span text:style-name="T3">‘PASSWORD</text:span><text:span text:style-name="T7">123</text:span><text:span text:style-name="T3">’ is not a good password for your gmail account! I am sure they tell you what length your password should be, but you still can’t be predictable to attackers. Now that you don’t have to remember any of your passwords consider using the inbuilt password generator which generates passwords </text:span><text:span text:style-name="T7">in the range of </text:span><text:span text:style-name="T3">8 characters to 40 characters and </text:span><text:span text:style-name="T7">these passwords contain at least one capitalized letter, one number and one special character.</text:span></text:p>
      <text:p text:style-name="P12"><text:span text:style-name="T7"><text:tab/></text:span><text:span text:style-name="T9">These lengthy passwords can always be copied while viewing a specific entry. The password generator is very useful tool since it saves time and boosts security.</text:span></text:p>
      <text:h text:style-name="P6" text:outline-level="1"><text:span text:style-name="T2">This is an open source project</text:span></text:h>
      <text:p text:style-name="P13"><text:span text:style-name="T3">Reminiscor is an open source project this not only helps improve functionality through community support but also provides trust for the user since he or she can look into the workings of Reminiscor and understand it’s functionality and even improve them!</text:span></text:p>
      <text:h text:style-name="P5" text:outline-level="1">Easy to setup</text:h>
      <text:p text:style-name="P14"><text:span text:style-name="T10">Reminiscor welcomes beginners and people with not much experience to password managers. A portable version is provided for simplicity and there is a step by step guide for usage in the documentation.</text:span></text:p>
      <text:h text:style-name="P5" text:outline-level="1">Minimalistic UI</text:h>
      <text:p text:style-name="P13"><text:span text:style-name="T3">Reminiscor has a user interface which is quite minimal, modern looking, comfortable to the eyes and also well formatted for anyone to use. </text:span></text:p>
      <text:h text:style-name="Heading_20_1" text:outline-level="1"><text:span text:style-name="T7"><text:s/></text:span><text:span text:style-name="T3"><text:s/></text:span><text:span text:style-name="T8">[insert UI pics]</text:span></text:h>
      <text:p text:style-name="P10"><text:span text:style-name="T4"><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3T20:19:16.111000000</meta:creation-date>
    <dc:date>2020-08-14T02:57:34.955000000</dc:date>
    <meta:editing-duration>PT1H18M34S</meta:editing-duration>
    <meta:editing-cycles>3</meta:editing-cycles>
    <meta:generator>LibreOffice/6.4.5.2$Windows_X86_64 LibreOffice_project/a726b36747cf2001e06b58ad5db1aa3a9a1872d6</meta:generator>
    <meta:document-statistic meta:table-count="0" meta:image-count="0" meta:object-count="0" meta:page-count="2" meta:paragraph-count="22" meta:word-count="602" meta:character-count="3673" meta:non-whitespace-character-count="3081"/>
  </office:meta>
</office:document-meta>
</file>